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Footnote">
      <style:text-properties officeooo:paragraph-rsid="0bf8351d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dfe093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4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5" style:family="text">
      <style:text-properties fo:color="#000000" style:text-line-through-style="none" style:text-line-through-type="none" style:text-underline-style="none"/>
    </style:style>
    <style:style style:name="T246" style:family="text">
      <style:text-properties fo:color="#000000" style:text-line-through-style="none" style:text-line-through-type="none" style:text-underline-style="none" officeooo:rsid="0aabd8f8"/>
    </style:style>
    <style:style style:name="T247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style:font-name="Ubuntu2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style:font-name="Ubuntu2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6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8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Liberation Sans2" fo:font-size="12pt" fo:language="nl" fo:country="NL" fo:font-weight="normal" officeooo:rsid="0dfe093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Liberation Sans2" fo:font-size="12pt" fo:language="nl" fo:country="NL" fo:font-weight="normal" officeooo:rsid="0dff90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Liberation Sans2" fo:font-size="12pt" fo:language="nl" fo:country="NL" fo:font-weight="normal" officeooo:rsid="0e00e21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3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4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5" style:family="text">
      <style:text-properties fo:color="#000000" style:font-name="Liberation Sans2" fo:font-size="12pt" officeooo:rsid="0bac438a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9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300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301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302" style:family="text">
      <style:text-properties fo:color="#000000" officeooo:rsid="004804ae"/>
    </style:style>
    <style:style style:name="T303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style:font-name="Liberation Sans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31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32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3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style:font-name="Liberation Sans2" officeooo:rsid="047da547"/>
    </style:style>
    <style:style style:name="T338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style:font-name="Liberation Sans2" fo:font-size="12pt" style:font-size-asian="12pt" style:font-size-complex="12pt"/>
    </style:style>
    <style:style style:name="T357" style:family="text">
      <style:text-properties officeooo:rsid="04473353"/>
    </style:style>
    <style:style style:name="T35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officeooo:rsid="0a6f0a69"/>
    </style:style>
    <style:style style:name="T361" style:family="text">
      <style:text-properties officeooo:rsid="0aace3cd"/>
    </style:style>
    <style:style style:name="T362" style:family="text">
      <style:text-properties officeooo:rsid="0b952edb"/>
    </style:style>
    <style:style style:name="T363" style:family="text">
      <style:text-properties fo:font-size="8pt" style:font-size-asian="8pt" style:font-size-complex="8pt" loext:padding="0.049cm" loext:border="0.31pt solid #000000"/>
    </style:style>
    <style:style style:name="T364" style:family="text">
      <style:text-properties officeooo:rsid="0394a435"/>
    </style:style>
    <style:style style:name="T365" style:family="text">
      <style:text-properties officeooo:rsid="0be4091b"/>
    </style:style>
    <style:style style:name="T366" style:family="text">
      <style:text-properties officeooo:rsid="0bf888a9"/>
    </style:style>
    <style:style style:name="T367" style:family="text">
      <style:text-properties officeooo:rsid="0cf7e116"/>
    </style:style>
    <style:style style:name="T368" style:family="text">
      <style:text-properties officeooo:rsid="0d52ea33"/>
    </style:style>
    <style:style style:name="T369" style:family="text">
      <style:text-properties officeooo:rsid="0dd5c0d9"/>
    </style:style>
    <style:style style:name="T370" style:family="text">
      <style:text-properties officeooo:rsid="0dd5fde1"/>
    </style:style>
    <style:style style:name="T371" style:family="text">
      <style:text-properties officeooo:rsid="0dd7714a"/>
    </style:style>
    <style:style style:name="T372" style:family="text">
      <style:text-properties officeooo:rsid="0e87ed43"/>
    </style:style>
    <style:style style:name="T373" style:family="text">
      <style:text-properties officeooo:rsid="0de11971"/>
    </style:style>
    <style:style style:name="T374" style:family="text">
      <style:text-properties style:font-name="Liberation Sans2"/>
    </style:style>
    <style:style style:name="T375" style:family="text">
      <style:text-properties style:font-name="Liberation Sans2" fo:font-size="12pt"/>
    </style:style>
    <style:style style:name="T376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2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3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font-name="Liberation Sans2" fo:font-size="12pt" fo:font-style="normal" officeooo:rsid="00bddfbe" style:font-size-asian="12pt" style:font-size-complex="12pt"/>
    </style:style>
    <style:style style:name="T385" style:family="text">
      <style:text-properties style:font-name="Liberation Sans2" fo:font-size="12pt" officeooo:rsid="047da547" style:font-size-asian="12pt"/>
    </style:style>
    <style:style style:name="T386" style:family="text">
      <style:text-properties style:font-name="Liberation Sans2" fo:font-size="12pt" style:font-size-asian="12pt" style:font-size-complex="12pt"/>
    </style:style>
    <style:style style:name="T387" style:family="text">
      <style:text-properties style:font-name="Liberation Sans2" fo:font-size="12pt" officeooo:rsid="01657261" style:font-size-asian="12pt" style:font-size-complex="12pt"/>
    </style:style>
    <style:style style:name="T388" style:family="text">
      <style:text-properties style:font-name="Liberation Sans2" fo:font-size="12pt" officeooo:rsid="00bddfbe" style:font-size-asian="12pt" style:font-size-complex="12pt"/>
    </style:style>
    <style:style style:name="T389" style:family="text">
      <style:text-properties style:font-name="Liberation Sans2" fo:font-size="12pt" officeooo:rsid="050aa1f1" style:font-size-asian="12pt" style:font-size-complex="12pt"/>
    </style:style>
    <style:style style:name="T390" style:family="text">
      <style:text-properties style:font-name="Liberation Sans2" fo:font-size="12pt" officeooo:rsid="05903285" style:font-size-asian="12pt" style:font-size-complex="12pt"/>
    </style:style>
    <style:style style:name="T391" style:family="text">
      <style:text-properties style:font-name="Liberation Sans2" fo:font-size="12pt" officeooo:rsid="0594b105" style:font-size-asian="12pt" style:font-size-complex="12pt"/>
    </style:style>
    <style:style style:name="T392" style:family="text">
      <style:text-properties style:font-name="Liberation Sans2" fo:font-size="12pt" officeooo:rsid="0d1ec96e" style:font-size-asian="12pt" style:font-size-complex="12pt"/>
    </style:style>
    <style:style style:name="T393" style:family="text">
      <style:text-properties style:font-name="Liberation Sans2" officeooo:rsid="047fb57c"/>
    </style:style>
    <style:style style:name="T394" style:family="text">
      <style:text-properties style:font-name="Liberation Sans2" officeooo:rsid="047da547"/>
    </style:style>
    <style:style style:name="T395" style:family="text">
      <style:text-properties officeooo:rsid="0deca47e"/>
    </style:style>
    <style:style style:name="T396" style:family="text">
      <style:text-properties officeooo:rsid="0ded5b39"/>
    </style:style>
    <style:style style:name="T397" style:family="text">
      <style:text-properties officeooo:rsid="0deeafed"/>
    </style:style>
    <style:style style:name="T398" style:family="text">
      <style:text-properties officeooo:rsid="0dfbebc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9">C</text:span></text:span><text:span text:style-name="Strong_20_Emphasis"><text:span text:style-name="T268">hecklist voor </text:span></text:span><text:span text:style-name="Strong_20_Emphasis"><text:span text:style-name="T270">de installatie</text:span></text:span><text:span text:style-name="Strong_20_Emphasis"><text:span text:style-name="T268"> van </text:span></text:span><text:reference-mark-start text:name="Distributie"/><text:span text:style-name="Strong_20_Emphasis"><text:span text:style-name="T271">Ubuntu</text:span></text:span><text:reference-mark-end text:name="Distributie"/><text:span text:style-name="Strong_20_Emphasis"><text:span text:style-name="T271"> </text:span></text:span><text:reference-mark-start text:name="Versie"/><text:span text:style-name="Strong_20_Emphasis"><text:span text:style-name="T272">2</text:span></text:span><text:span text:style-name="Strong_20_Emphasis"><text:span text:style-name="T278">2</text:span></text:span><text:span text:style-name="Strong_20_Emphasis"><text:span text:style-name="T273">.04</text:span></text:span><text:reference-mark-end text:name="Versie"/><text:span text:style-name="Strong_20_Emphasis"><text:span text:style-name="T274"><text:note text:id="ftn1" text:note-class="footnote"><text:note-citation>1</text:note-citation><text:note-body><text:p text:style-name="P90"><text:span text:style-name="T364">Deze versie </text:span><text:span text:style-name="T365">2</text:span><text:span text:style-name="T398">2</text:span><text:span text:style-name="T365">.04 </text:span><text:span text:style-name="T364">heeft codenaam Jammy Jellyfish (</text:span><text:span text:style-name="T304">jammy</text:span><text:span text:style-name="T364">) en is een zogenaamde LTS-versie (</text:span><text:span text:style-name="T373">LTS=</text:span><text:span text:style-name="T364">Long-Term Support, langetermijnondersteuning). <text:s/>Een LTS-versie verschijnt iedere twee jaar </text:span><text:span text:style-name="T368">in </text:span><text:span text:style-name="T364">april (deze in april 202</text:span><text:span text:style-name="T398">2</text:span><text:span text:style-name="T364">) en wordt vanaf vrijgave </text:span><text:span text:style-name="T251">vijf</text:span><text:span text:style-name="T364"> jaar ondersteund</text:span><text:span text:style-name="T360"> </text:span><text:span text:style-name="T364">(</text:span><text:span text:style-name="T366">updates </text:span><text:span text:style-name="T364">tot april 202</text:span><text:span text:style-name="T398">7</text:span><text:span text:style-name="T360">)</text:span><text:span text:style-name="T364">.</text:span></text:p></text:note-body></text:note></text:span></text:span><text:span text:style-name="Strong_20_Emphasis"><text:span text:style-name="T275"> </text:span></text:span><text:reference-mark-start text:name="Editie"/><text:span text:style-name="Strong_20_Emphasis"><text:span text:style-name="T276">desktop</text:span></text:span><text:reference-mark-end text:name="Editie"/><text:span text:style-name="Strong_20_Emphasis"><text:span text:style-name="T277">.</text:span></text:span></text:p>
      <text:p text:style-name="P8"/>
      <text:p text:style-name="P43"><text:span text:style-name="T57">Kijk op</text:span><text:span text:style-name="T268"> </text:span><text:a xlink:type="simple" xlink:href="https://karelzimmer.nl/" text:style-name="Internet_20_link" text:visited-style-name="Visited_20_Internet_20_Link"><text:span text:style-name="Internet_20_link"><text:span text:style-name="T376">karelzimmer.nl</text:span></text:span></text:a><text:span text:style-name="T268"> </text:span><text:span text:style-name="T334">voor</text:span><text:span text:style-name="T335"> </text:span><text:span text:style-name="T336">deze en andere </text:span><text:span text:style-name="T58">checklists, scripts, </text:span><text:span text:style-name="T59">en informatie</text:span><text:span text:style-name="T58">.</text:span></text:p>
      <text:p text:style-name="P58"/>
      <text:p text:style-name="P6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9"/>
      <text:p text:style-name="P7"><text:span text:style-name="T374">V</text:span><text:span text:style-name="T393">ul de waarden in het tekstvak achter de </text:span><text:span text:style-name="Definition"><text:span text:style-name="T385">schuingedrukte</text:span></text:span><text:span text:style-name="T374"> </text:span><text:span text:style-name="T394">woorden </text:span><text:span text:style-name="T337">(zie toelichting)</text:span><text:span text:style-name="T394">:</text:span></text:p>
      <text:p text:style-name="P4"><text:span text:style-name="Definition"><text:span text:style-name="T352">g</text:span></text:span><text:span text:style-name="Definition"><text:span text:style-name="T351">ebruiker</text:span></text:span><text:span text:style-name="Definition"><text:span text:style-name="T342"><text:tab/><text:tab/></text:span></text:span><text:span text:style-name="Definition"><text:span text:style-name="T356"> <text:tab/><text:tab/></text:span></text:span><text:span text:style-name="T343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3"><text:tab/></text:span><text:span text:style-name="T344">(</text:span><text:span text:style-name="T339">volledige naam, bijv. </text:span><text:span text:style-name="T340">Karel Kamer</text:span><text:span text:style-name="T341">)</text:span></text:p>
      <text:p text:style-name="Standard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38"><text:tab/></text:span></text:span><text:span text:style-name="Definition"><text:span text:style-name="T338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8"><text:tab/></text:span></text:span><text:span text:style-name="T377">(korte naam, bijv. </text:span><text:span text:style-name="T282">karel</text:span><text:span text:style-name="T377">)</text:span></text:p>
      <text:p text:style-name="P2"><text:span text:style-name="Definition"><text:span text:style-name="T354">c</text:span></text:span><text:span text:style-name="Definition"><text:span text:style-name="T353">omputernaam</text:span></text:span><text:span text:style-name="Definition"><text:span text:style-name="T345"><text:tab/><text:tab/></text:span></text:span><text:span text:style-name="Definition"><text:span text:style-name="T343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3"><text:tab/></text:span></text:span><text:span text:style-name="Definition"><text:span text:style-name="T346">(</text:span></text:span><text:span text:style-name="Definition"><text:span text:style-name="T347">unieke naam van de compute</text:span></text:span><text:span text:style-name="Definition"><text:span text:style-name="T348">r</text:span></text:span><text:span text:style-name="Definition"><text:span text:style-name="T346">)</text:span></text:span></text:p>
      <text:p text:style-name="P2"><text:span text:style-name="Definition"><text:span text:style-name="T352">o</text:span></text:span><text:span text:style-name="Definition"><text:span text:style-name="T351">pstartmenu</text:span></text:span><text:span text:style-name="Definition"><text:span text:style-name="T343"><text:tab/><text:tab/><text:tab/></text:span></text:span><text:span text:style-name="Definition"><text:span text:style-name="T343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3"><text:tab/></text:span></text:span><text:span text:style-name="Definition"><text:span text:style-name="T346">(</text:span></text:span><text:span text:style-name="Definition"><text:span text:style-name="T347">to</text:span></text:span><text:span text:style-name="Definition"><text:span text:style-name="T349">ets voor het opstartmedium</text:span></text:span><text:span text:style-name="Definition"><text:span text:style-name="T350">)</text:span></text:span></text:p>
      <text:p text:style-name="P2"><text:span text:style-name="Definition"><text:span text:style-name="T354">i</text:span></text:span><text:span text:style-name="Definition"><text:span text:style-name="T355">nstellingen</text:span></text:span><text:span text:style-name="T346"><text:tab/><text:tab/> <text:tab/></text:span><text:span text:style-name="T346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6"><text:tab/>(</text:span><text:span text:style-name="T347">toets voor het BIOS/UEFI-scherm</text:span><text:span text:style-name="T346">)</text:span></text:p>
      <text:p text:style-name="P3"><text:span text:style-name="T283">Vervang </text:span><text:span text:style-name="Definition"><text:span text:style-name="T379">schuingedrukte</text:span></text:span><text:span text:style-name="T283"> </text:span><text:span text:style-name="T284">woorden </text:span><text:span text:style-name="T283">in deze checklist door </text:span><text:span text:style-name="T284">boven</text:span><text:span text:style-name="T283">staande waarden.</text:span></text:p>
      <text:p text:style-name="P10"/>
      <text:p text:style-name="P1"><text:span text:style-name="Strong_20_Emphasis"><text:span text:style-name="T291"/></text:span></text:p>
      <text:p text:style-name="P48"><text:span text:style-name="T285">Nog niet op Linux?<text:tab/></text:span><text:span text:style-name="T289"><text:tab/></text:span><text:span text:style-name="T290">G</text:span><text:span text:style-name="T286">ebruik </text:span><text:span text:style-name="Strong_20_Emphasis"><text:span text:style-name="T293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378">karelzimmer.nl</text:span></text:span></text:a><text:span text:style-name="T287"> onder </text:span><text:span text:style-name="T292">Linux</text:span><text:span text:style-name="T288">.</text:span></text:p>
      <text:p text:style-name="P64"><text:span text:style-name="T252">Nieuwe installatie?<text:tab/></text:span><text:span text:style-name="T254"></text:span><text:span text:style-name="T256"><text:tab/></text:span><text:span text:style-name="T255">B</text:span><text:span text:style-name="T252">egin bij hoofdstuk </text:span><text:span text:style-name="T257"><text:bookmark-ref text:reference-format="page" text:ref-name="__RefNumPara__4009_1271708128">2</text:bookmark-ref></text:span><text:span text:style-name="T252"><text:s text:c="2"/></text:span><text:span text:style-name="T258"><text:bookmark-ref text:reference-format="text" text:ref-name="__RefNumPara__4009_1271708128">Installatie uitvoeren</text:bookmark-ref></text:span><text:span text:style-name="T253">.</text:span></text:p>
      <text:p text:style-name="P19"/>
      <text:list xml:id="list108065473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89015992352">
          <table:table-cell table:style-name="_31_._5f_Installatie_5f_voorbereiden.A1" office:value-type="string">
            <text:p text:style-name="P37"><text:span text:style-name="Strong_20_Emphasis"><text:span text:style-name="T102"><text:s/></text:span></text:span><text:span text:style-name="Strong_20_Emphasis"><text:span text:style-name="T154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2">Aanmelden als </text:span></text:span><text:span text:style-name="Definition"><text:span text:style-name="T381">gebruike</text:span></text:span><text:span text:style-name="Definition"><text:span text:style-name="T382">r</text:span></text:span><text:span text:style-name="Strong_20_Emphasis"><text:span text:style-name="T103"><text:note text:id="ftn2" text:note-class="footnote"><text:note-citation>2</text:note-citation><text:note-body><text:p text:style-name="P86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88901603958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889016096032">
          <table:table-cell table:style-name="_31_._5f_Installatie_5f_voorberei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5">Installeer </text:span></text:span><text:span text:style-name="Strong_20_Emphasis"><text:span text:style-name="T106">pakket kz</text:span></text:span><text:span text:style-name="Strong_20_Emphasis"><text:span text:style-name="T105"> </text:span></text:span><text:span text:style-name="Strong_20_Emphasis"><text:span text:style-name="T107">via </text:span></text:span><text:span text:style-name="Strong_20_Emphasis"><text:span text:style-name="T109">het </text:span></text:span><text:span text:style-name="Strong_20_Emphasis"><text:span text:style-name="T110">s</text:span></text:span><text:span text:style-name="Strong_20_Emphasis"><text:span text:style-name="T107">tart</text:span></text:span><text:span text:style-name="Strong_20_Emphasis"><text:span text:style-name="T109">en van</text:span></text:span><text:span text:style-name="Strong_20_Emphasis"><text:span text:style-name="T111"> </text:span></text:span><text:span text:style-name="Strong_20_Emphasis"><text:span text:style-name="T191">Terminalvenster</text:span></text:span><text:span text:style-name="Strong_20_Emphasis"><text:span text:style-name="T107"> met toetscombinatie <text:line-break/></text:span></text:span><text:span text:style-name="Strong_20_Emphasis"><text:span text:style-name="T108">Ctrl</text:span></text:span><text:span text:style-name="Strong_20_Emphasis"><text:span text:style-name="T107"> </text:span></text:span><text:span text:style-name="Strong_20_Emphasis"><text:span text:style-name="T108">Alt</text:span></text:span><text:span text:style-name="Strong_20_Emphasis"><text:span text:style-name="T107"> </text:span></text:span><text:span text:style-name="Strong_20_Emphasis"><text:span text:style-name="T108">T</text:span></text:span><text:span text:style-name="Strong_20_Emphasis"><text:span text:style-name="T109">.</text:span></text:span></text:p>
          </table:table-cell>
        </table:table-row>
        <table:table-row table:style-name="TableLine94889016061520">
          <table:table-cell table:style-name="_31_._5f_Installatie_5f_voorbereiden.A1" office:value-type="string">
            <text:p text:style-name="P49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36"><text:span text:style-name="T386">Typ</text:span><text:span text:style-name="Strong_20_Emphasis"><text:span text:style-name="T112">, of </text:span></text:span><text:span text:style-name="Strong_20_Emphasis"><text:span text:style-name="T109">kopieer en plak, de</text:span></text:span><text:span text:style-name="Strong_20_Emphasis"><text:span text:style-name="T113">z</text:span></text:span><text:span text:style-name="Strong_20_Emphasis"><text:span text:style-name="T109">e </text:span></text:span><text:span text:style-name="Strong_20_Emphasis"><text:span text:style-name="T114">twee </text:span></text:span><text:span text:style-name="Strong_20_Emphasis"><text:span text:style-name="T109">opdrachten, ieder gevolgd door de </text:span></text:span><text:span text:style-name="Strong_20_Emphasis"><text:span text:style-name="T108">Enter</text:span></text:span><text:span text:style-name="Strong_20_Emphasis"><text:span text:style-name="T107">-toets:<text:line-break/></text:span></text:span><text:span text:style-name="User_20_Entry"><text:span text:style-name="T247">wget karelzimmer.nl/</text:span></text:span><text:span text:style-name="User_20_Entry"><text:span text:style-name="T248">kz</text:span></text:span><text:span text:style-name="User_20_Entry"><text:span text:style-name="T240"><text:line-break/></text:span></text:span><text:span text:style-name="User_20_Entry"><text:span text:style-name="T247">bash </text:span></text:span><text:span text:style-name="User_20_Entry"><text:span text:style-name="T248">kz</text:span></text:span></text:p>
          </table:table-cell>
        </table:table-row>
        <table:table-row table:style-name="TableLine9488901605672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6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88901608040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89016036320">
          <table:table-cell table:style-name="_31_._5f_Installatie_5f_voorbereiden.A1" office:value-type="string">
            <text:p text:style-name="P31"><text:span text:style-name="Strong_20_Emphasis"><text:span text:style-name="T105"><text:s/></text:span></text:span><text:span text:style-name="Strong_20_Emphasis"><text:span text:style-name="Strong_20_Emphasis"><text:span text:style-name="T156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7">Bereid de installatie voor </text:span></text:span><text:span text:style-name="Strong_20_Emphasis"><text:span text:style-name="T107">via </text:span></text:span><text:span text:style-name="Strong_20_Emphasis"><text:span text:style-name="T117">een </text:span></text:span><text:span text:style-name="Strong_20_Emphasis"><text:span text:style-name="T118">druk </text:span></text:span><text:span text:style-name="Strong_20_Emphasis"><text:span text:style-name="T119">op de </text:span></text:span><text:span text:style-name="Strong_20_Emphasis"><text:span text:style-name="T120">Super</text:span></text:span><text:span text:style-name="Strong_20_Emphasis"><text:span text:style-name="T119">-toets</text:span></text:span><text:span text:style-name="Strong_20_Emphasis"><text:span text:style-name="T55"><text:note text:id="ftn3" text:note-class="footnote"><text:note-citation>3</text:note-citation><text:note-body><text:p text:style-name="P84"><text:span text:style-name="T249">D</text:span>e <text:span text:style-name="T363">Super</text:span>-toets <text:span text:style-name="T249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21">t</text:span></text:span><text:span text:style-name="Strong_20_Emphasis"><text:span text:style-name="T122">yp </text:span></text:span><text:span text:style-name="Strong_20_Emphasis"><text:span text:style-name="T192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24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</text:span></text:span><text:span text:style-name="Strong_20_Emphasis"><text:span text:style-name="T157">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19">.</text:span></text:span></text:p>
          </table:table-cell>
        </table:table-row>
        <table:table-row table:style-name="TableLine94889016055808">
          <table:table-cell table:style-name="_31_._5f_Installatie_5f_voorbereiden.A1" office:value-type="string">
            <text:p text:style-name="P50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6">K</text:span></text:span><text:span text:style-name="Strong_20_Emphasis"><text:span text:style-name="T127">ie</text:span></text:span><text:span text:style-name="Strong_20_Emphasis"><text:span text:style-name="T128">s</text:span></text:span><text:span text:style-name="Strong_20_Emphasis"><text:span text:style-name="T116"> </text:span></text:span><text:span text:style-name="Strong_20_Emphasis"><text:span text:style-name="T230">1</text:span></text:span><text:span text:style-name="Strong_20_Emphasis"><text:span text:style-name="T231"> </text:span></text:span><text:span text:style-name="Strong_20_Emphasis"><text:span text:style-name="T232">In</text:span></text:span><text:span text:style-name="Strong_20_Emphasis"><text:span text:style-name="T205">stallatie voorbereiden</text:span></text:span><text:span text:style-name="Strong_20_Emphasis"><text:span text:style-name="T129"> </text:span></text:span><text:span text:style-name="Strong_20_Emphasis"><text:span text:style-name="T115">en volg </text:span></text:span><text:span text:style-name="Strong_20_Emphasis"><text:span text:style-name="T116">de aanwijzingen op het scherm.</text:span></text:span></text:p>
          </table:table-cell>
        </table:table-row>
      </table:table>
      <text:p text:style-name="P60"/>
      <text:list xml:id="list204458137799443" text:continue-numbering="true" text:style-name="L1">
        <text:list-item>
          <text:p text:style-name="P97"><text:bookmark-start text:name="__RefNumPara__4009_1271708128"/><text:span text:style-name="Strong_20_Emphasis"><text:span text:style-name="T375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89016117584">
          <table:table-cell table:style-name="_32_._5f_Installatie_5f_uitvoer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302">een </text:span><text:span text:style-name="T302"><text:reference-ref text:reference-format="text" text:ref-name="Distributie">Ubuntu</text:reference-ref></text:span><text:span text:style-name="T302"><text:s/></text:span><text:span text:style-name="T6"><text:reference-ref text:reference-format="text" text:ref-name="Versie">22.04</text:reference-ref></text:span><text:span text:style-name="T245"><text:s/></text:span><text:span text:style-name="T245"><text:reference-ref text:reference-format="text" text:ref-name="Editie">desktop</text:reference-ref></text:span><text:span text:style-name="T245"><text:s/>Live</text:span><text:span text:style-name="T245"><text:note text:id="ftn4" text:note-class="footnote"><text:note-citation>1</text:note-citation><text:note-body><text:p text:style-name="P83"><text:span text:style-name="T357">Vanaf ee</text:span>n Live <text:span text:style-name="T361">USB-stick of </text:span><text:span text:style-name="T250">C</text:span><text:span text:style-name="T361">D</text:span><text:span text:style-name="T3"> </text:span>kunt <text:span text:style-name="T357">u opstarten en</text:span> met <text:reference-ref text:reference-format="text" text:ref-name="Distributie">Ubuntu</text:reference-ref><text:s/>werken zonder deze te installeren.</text:p></text:note-body></text:note></text:span><text:span text:style-name="T245"> </text:span><text:span text:style-name="T246">USB-stick</text:span><text:span text:style-name="T246"><text:note text:id="ftn5" text:note-class="footnote"><text:note-citation>2</text:note-citation><text:note-body><text:p text:style-name="P85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9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</text:span></text:span><text:span text:style-name="Strong_20_Emphasis"><text:span text:style-name="T36">2</text:span></text:span><text:span text:style-name="Strong_20_Emphasis"><text:span text:style-name="T35">.04 LTS (Jammy Jellyfish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8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6"> of </text:span><text:span text:style-name="T50">C</text:span><text:span text:style-name="T246">D</text:span><text:span text:style-name="T246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5">.</text:span></text:p>
            <text:p text:style-name="P24"><text:span text:style-name="T243">Opstartmenu/</text:span><text:span text:style-name="T244">boot menu</text:span><text:span text:style-name="T243"> </text:span><text:span text:style-name="T242">via </text:span><text:span text:style-name="Definition"><text:span text:style-name="T387">opstartmenu</text:span></text:span><text:span text:style-name="T242">, </text:span><text:span text:style-name="T243">instellingen/</text:span><text:span text:style-name="T244">setup</text:span><text:span text:style-name="T242"> via </text:span><text:span text:style-name="Definition"><text:span text:style-name="T387">instellingen</text:span></text:span><text:span text:style-name="T242">.</text:span></text:p>
          </table:table-cell>
        </table:table-row>
        <table:table-row table:style-name="TableLine94889016178400">
          <table:table-cell table:style-name="_32_._5f_Installatie_5f_uitvoeren.A1" office:value-type="string">
            <text:p text:style-name="P31"><text:span text:style-name="Strong_20_Emphasis"><text:span text:style-name="T105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8">Kies</text:span></text:span><text:span text:style-name="Strong_20_Emphasis"><text:span text:style-name="T60"> </text:span></text:span><text:span text:style-name="Strong_20_Emphasis"><text:span text:style-name="T159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3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88901635912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13"><text:span text:style-name="T295">Kies </text:span><text:span text:style-name="T294">Ubuntu installeren </text:span><text:span text:style-name="Strong_20_Emphasis"><text:span text:style-name="T159">en druk op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T295">.</text:span></text:p>
          </table:table-cell>
        </table:table-row>
        <table:table-row table:style-name="TableLine94889016359376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5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4">Wel</text:span></text:span><text:span text:style-name="Strong_20_Emphasis"><text:span text:style-name="T204">k</text:span></text:span><text:span text:style-name="Strong_20_Emphasis"><text:span text:style-name="T215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6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7">Verder</text:span></text:span><text:span text:style-name="Strong_20_Emphasis"><text:span text:style-name="T57">.</text:span></text:span></text:p>
          </table:table-cell>
        </table:table-row>
        <table:table-row table:style-name="TableLine94889016359888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6">O</text:span></text:span><text:span text:style-name="Strong_20_Emphasis"><text:span text:style-name="T167">p </text:span></text:span><text:span text:style-name="Strong_20_Emphasis"><text:span text:style-name="T168">het </text:span></text:span><text:span text:style-name="Strong_20_Emphasis"><text:span text:style-name="T169">scherm </text:span></text:span><text:span text:style-name="Strong_20_Emphasis"><text:span text:style-name="T216">Toetsenbord</text:span></text:span><text:span text:style-name="Strong_20_Emphasis"><text:span text:style-name="T217">indeling</text:span></text:span><text:span text:style-name="Strong_20_Emphasis"><text:span text:style-name="T169"> </text:span></text:span><text:span text:style-name="Strong_20_Emphasis"><text:span text:style-name="T170">controleer </text:span></text:span><text:span text:style-name="Strong_20_Emphasis"><text:span text:style-name="T171">de </text:span></text:span><text:span text:style-name="Strong_20_Emphasis"><text:span text:style-name="T172">te gebruiken </text:span></text:span><text:span text:style-name="Strong_20_Emphasis"><text:span text:style-name="T170">toetsenbordindeling </text:span></text:span><text:span text:style-name="Strong_20_Emphasis"><text:span text:style-name="T173">en </text:span></text:span><text:span text:style-name="Strong_20_Emphasis"><text:span text:style-name="T166">klik </text:span></text:span><text:span text:style-name="Strong_20_Emphasis"><text:span text:style-name="T169">op </text:span></text:span><text:span text:style-name="Strong_20_Emphasis"><text:span text:style-name="T211">Verder</text:span></text:span><text:span text:style-name="Strong_20_Emphasis"><text:span text:style-name="T169">.</text:span></text:span></text:p>
          </table:table-cell>
        </table:table-row>
        <table:table-row table:style-name="TableLine94889016360144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8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7">Verder</text:span></text:span><text:span text:style-name="Strong_20_Emphasis"><text:span text:style-name="T57">.</text:span></text:span></text:p>
          </table:table-cell>
        </table:table-row>
        <table:table-row table:style-name="TableLine9488901636040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9">Bijgewerkte pakketten en andere programmatuur</text:span></text:span><text:span text:style-name="Strong_20_Emphasis"><text:span text:style-name="T220"> </text:span></text:span><text:span text:style-name="T57">klik op </text:span><text:span text:style-name="Strong_20_Emphasis"><text:span text:style-name="T206">Verder</text:span></text:span><text:span text:style-name="Strong_20_Emphasis"><text:span text:style-name="T57">.</text:span></text:span></text:p>
          </table:table-cell>
        </table:table-row>
        <table:table-row table:style-name="TableLine9488901636065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889016360912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5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21">Installatietype</text:span></text:span><text:span text:style-name="Strong_20_Emphasis"><text:span text:style-name="T174"> </text:span></text:span><text:span text:style-name="Strong_20_Emphasis"><text:span text:style-name="T175">selecteer</text:span></text:span><text:span text:style-name="Strong_20_Emphasis"><text:span text:style-name="T176"> </text:span></text:span><text:span text:style-name="Strong_20_Emphasis"><text:span text:style-name="T306">het gewenste </text:span></text:span><text:span text:style-name="Strong_20_Emphasis"><text:span text:style-name="T324">Installatie type</text:span></text:span><text:span text:style-name="Strong_20_Emphasis"><text:span text:style-name="T306">.</text:span></text:span></text:p>
          </table:table-cell>
        </table:table-row>
        <table:table-row table:style-name="TableLine9488901636116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7">K</text:span></text:span><text:span text:style-name="Strong_20_Emphasis"><text:span text:style-name="T81">lik op </text:span></text:span><text:span text:style-name="Strong_20_Emphasis"><text:span text:style-name="T222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2">I</text:span></text:span><text:span text:style-name="Strong_20_Emphasis"><text:span text:style-name="T213">nstalle</text:span></text:span><text:span text:style-name="Strong_20_Emphasis"><text:span text:style-name="T212">e</text:span></text:span><text:span text:style-name="Strong_20_Emphasis"><text:span text:style-name="T213">r </text:span></text:span><text:span text:style-name="Strong_20_Emphasis"><text:span text:style-name="T212">nu</text:span></text:span><text:span text:style-name="Strong_20_Emphasis"><text:span text:style-name="T81">.</text:span></text:span></text:p>
          </table:table-cell>
        </table:table-row>
        <table:table-row table:style-name="TableLine948890163614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89016361680">
          <table:table-cell table:style-name="_32_._5f_Installatie_5f_uitvoeren.A1" office:value-type="string">
            <text:p text:style-name="P54"><text:span text:style-name="Strong_20_Emphasis"><text:span text:style-name="T386"><text:s/></text:span></text:span><text:span text:style-name="T105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2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308">k</text:span></text:span><text:span text:style-name="Strong_20_Emphasis"><text:span text:style-name="T306">lik op </text:span></text:span><text:span text:style-name="Strong_20_Emphasis"><text:span text:style-name="T324">I</text:span></text:span><text:span text:style-name="Strong_20_Emphasis"><text:span text:style-name="T325">nstalle</text:span></text:span><text:span text:style-name="Strong_20_Emphasis"><text:span text:style-name="T324">e</text:span></text:span><text:span text:style-name="Strong_20_Emphasis"><text:span text:style-name="T325">r </text:span></text:span><text:span text:style-name="Strong_20_Emphasis"><text:span text:style-name="T324">nu</text:span></text:span><text:span text:style-name="Strong_20_Emphasis"><text:span text:style-name="T306">.</text:span></text:span></text:p>
          </table:table-cell>
        </table:table-row>
        <table:table-row table:style-name="TableLine9488901636193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89016362192">
          <table:table-cell table:style-name="_32_._5f_Installatie_5f_uitvoeren.A1" office:value-type="string">
            <text:p text:style-name="P52"><text:span text:style-name="Strong_20_Emphasis"><text:span text:style-name="T386"><text:s/></text:span></text:span><text:span text:style-name="Strong_20_Emphasis"><text:span text:style-name="T105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21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8">Verder</text:span></text:span><text:span text:style-name="Strong_20_Emphasis"><text:span text:style-name="T81">.</text:span></text:span></text:p>
          </table:table-cell>
        </table:table-row>
        <table:table-row table:style-name="TableLine948890163624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89016362704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5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9">O</text:span></text:span><text:span text:style-name="Strong_20_Emphasis"><text:span text:style-name="T310">p </text:span></text:span><text:span text:style-name="Strong_20_Emphasis"><text:span text:style-name="T311">het </text:span></text:span><text:span text:style-name="Strong_20_Emphasis"><text:span text:style-name="T312">scherm </text:span></text:span><text:span text:style-name="Strong_20_Emphasis"><text:span text:style-name="T326">Waar bevindt u zich?</text:span></text:span><text:span text:style-name="Strong_20_Emphasis"><text:span text:style-name="T312"> </text:span></text:span><text:span text:style-name="Strong_20_Emphasis"><text:span text:style-name="T313">controleer </text:span></text:span><text:span text:style-name="Strong_20_Emphasis"><text:span text:style-name="T314">de </text:span></text:span><text:span text:style-name="Strong_20_Emphasis"><text:span text:style-name="T313">locatie en </text:span></text:span><text:span text:style-name="Strong_20_Emphasis"><text:span text:style-name="T309">klik </text:span></text:span><text:span text:style-name="Strong_20_Emphasis"><text:span text:style-name="T312">op </text:span></text:span><text:span text:style-name="Strong_20_Emphasis"><text:span text:style-name="T326">Verder</text:span></text:span><text:span text:style-name="Strong_20_Emphasis"><text:span text:style-name="T312">.</text:span></text:span></text:p>
          </table:table-cell>
        </table:table-row>
        <table:table-row table:style-name="TableLine9488901636296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6"><text:span text:style-name="T327">Op </text:span><text:span text:style-name="T328">het </text:span><text:span text:style-name="T326">scherm </text:span><text:span text:style-name="Strong_20_Emphasis"><text:span text:style-name="T326">Wie bent u?</text:span></text:span><text:span text:style-name="T326"> </text:span><text:span text:style-name="T327">vul </text:span><text:span text:style-name="T329">in </text:span><text:span text:style-name="Strong_20_Emphasis"><text:span text:style-name="T330">Uw n</text:span></text:span><text:span text:style-name="Strong_20_Emphasis"><text:span text:style-name="T331">aam</text:span></text:span><text:span text:style-name="Strong_20_Emphasis"><text:span text:style-name="T315"> </text:span></text:span><text:span text:style-name="Definition"><text:span text:style-name="T388">gebruiker</text:span></text:span><text:span text:style-name="Strong_20_Emphasis"><text:span text:style-name="T316">, <text:line-break/></text:span></text:span><text:span text:style-name="Strong_20_Emphasis"><text:span text:style-name="T331">Naam </text:span></text:span><text:span text:style-name="Strong_20_Emphasis"><text:span text:style-name="T330">van uw </text:span></text:span><text:span text:style-name="Strong_20_Emphasis"><text:span text:style-name="T332">computer</text:span></text:span><text:span text:style-name="Definition"><text:span text:style-name="T384"> </text:span></text:span><text:span text:style-name="Definition"><text:span text:style-name="T388">computernaam</text:span></text:span><text:span text:style-name="Strong_20_Emphasis"><text:span text:style-name="T315">,<text:line-break/></text:span></text:span><text:span text:style-name="Strong_20_Emphasis"><text:span text:style-name="T330">Kies een g</text:span></text:span><text:span text:style-name="Strong_20_Emphasis"><text:span text:style-name="T332">ebruikersnaam</text:span></text:span><text:span text:style-name="Strong_20_Emphasis"><text:span text:style-name="T315"> </text:span></text:span><text:span text:style-name="Definition"><text:span text:style-name="T388">gebruikersnaam</text:span></text:span><text:span text:style-name="Strong_20_Emphasis"><text:span text:style-name="T315">,<text:line-break/></text:span></text:span><text:span text:style-name="Strong_20_Emphasis"><text:span text:style-name="T317">g</text:span></text:span><text:span text:style-name="Strong_20_Emphasis"><text:span text:style-name="T305">eef tweemaal een </text:span></text:span><text:span text:style-name="Strong_20_Emphasis"><text:span text:style-name="T323">wachtwoord</text:span></text:span><text:span text:style-name="Strong_20_Emphasis"><text:span text:style-name="T305">,</text:span></text:span><text:span text:style-name="Strong_20_Emphasis"><text:span text:style-name="T320"> </text:span></text:span><text:span text:style-name="Strong_20_Emphasis"><text:span text:style-name="T321">en</text:span></text:span><text:span text:style-name="Strong_20_Emphasis"><text:span text:style-name="T320"> </text:span></text:span><text:span text:style-name="Strong_20_Emphasis"><text:span text:style-name="T322">k</text:span></text:span><text:span text:style-name="Strong_20_Emphasis"><text:span text:style-name="T305">lik op </text:span></text:span><text:span text:style-name="Strong_20_Emphasis"><text:span text:style-name="T323">Verder</text:span></text:span><text:span text:style-name="Strong_20_Emphasis"><text:span text:style-name="T305">.</text:span></text:span></text:p>
          </table:table-cell>
        </table:table-row>
        <table:table-row table:style-name="TableLine94889016363216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89016363472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5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8">O</text:span></text:span><text:span text:style-name="Strong_20_Emphasis"><text:span text:style-name="T319">p het scherm </text:span></text:span><text:span text:style-name="Strong_20_Emphasis"><text:span text:style-name="T333">Installatie voltooid</text:span></text:span><text:span text:style-name="Strong_20_Emphasis"><text:span text:style-name="T319"> </text:span></text:span><text:span text:style-name="Strong_20_Emphasis"><text:span text:style-name="T318">klik </text:span></text:span><text:span text:style-name="Strong_20_Emphasis"><text:span text:style-name="T305">op </text:span></text:span><text:span text:style-name="Strong_20_Emphasis"><text:span text:style-name="T323">Nu herstarten</text:span></text:span><text:span text:style-name="Strong_20_Emphasis"><text:span text:style-name="T305">.</text:span></text:span></text:p>
          </table:table-cell>
        </table:table-row>
        <table:table-row table:style-name="TableLine94889016363728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89016363984">
          <table:table-cell table:style-name="_32_._5f_Installatie_5f_uitvoer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7">Verwijder </text:span></text:span><text:span text:style-name="Strong_20_Emphasis"><text:span text:style-name="T178">het </text:span></text:span><text:span text:style-name="Strong_20_Emphasis"><text:span text:style-name="T177">installatiemedium (</text:span></text:span><text:span text:style-name="Strong_20_Emphasis"><text:span text:style-name="T179">USB-stick of </text:span></text:span><text:span text:style-name="Strong_20_Emphasis"><text:span text:style-name="T163">C</text:span></text:span><text:span text:style-name="Strong_20_Emphasis"><text:span text:style-name="T179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7">) </text:span></text:span><text:span text:style-name="Strong_20_Emphasis"><text:span text:style-name="T180">en</text:span></text:span><text:span text:style-name="Strong_20_Emphasis"><text:span text:style-name="T177"> </text:span></text:span><text:span text:style-name="Strong_20_Emphasis"><text:span text:style-name="T181">druk </text:span></text:span><text:span text:style-name="Strong_20_Emphasis"><text:span text:style-name="T182">op</text:span></text:span><text:span text:style-name="Strong_20_Emphasis"><text:span text:style-name="T181">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Strong_20_Emphasis"><text:span text:style-name="T183">.</text:span></text:span></text:p>
          </table:table-cell>
        </table:table-row>
      </table:table>
      <text:p text:style-name="P23"><text:span text:style-name="Strong_20_Emphasis"><text:span text:style-name="T181"/></text:span></text:p>
      <text:list xml:id="list204459743308411" text:continue-numbering="true" text:style-name="L1">
        <text:list-item>
          <text:p text:style-name="P94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27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89016325904">
          <table:table-cell table:style-name="_33_._5f_Installatie_5f_afronden.A1" office:value-type="string">
            <text:p text:style-name="P32"><text:span text:style-name="Strong_20_Emphasis"><text:span text:style-name="T105"><text:s/></text:span></text:span><text:span text:style-name="Strong_20_Emphasis"><text:span text:style-name="T156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1">Aanmelden als </text:span></text:span><text:span text:style-name="Definition"><text:span text:style-name="T380">gebruiker</text:span></text:span><text:span text:style-name="Strong_20_Emphasis"><text:span text:style-name="T91">.</text:span></text:span></text:p>
          </table:table-cell>
        </table:table-row>
        <table:table-row table:style-name="TableLine9488901629019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4"/></text:span></text:p>
          </table:table-cell>
        </table:table-row>
        <table:table-row table:style-name="TableLine94888936073600">
          <table:table-cell table:style-name="_33_._5f_Installatie_5f_afronden.A1" office:value-type="string">
            <text:p text:style-name="P32"><text:span text:style-name="Strong_20_Emphasis"><text:span text:style-name="T105"><text:s/></text:span></text:span><text:span text:style-name="Strong_20_Emphasis"><text:span text:style-name="T156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4"> </text:span></text:span><text:span text:style-name="Strong_20_Emphasis"><text:span text:style-name="T225">Volgende</text:span></text:span><text:span text:style-name="Strong_20_Emphasis"><text:span text:style-name="T184">.</text:span></text:span></text:p>
          </table:table-cell>
        </table:table-row>
        <table:table-row table:style-name="TableLine94889016567520">
          <table:table-cell table:style-name="_33_._5f_Installatie_5f_afronden.A1" office:value-type="string">
            <text:p text:style-name="P32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6">Klaar om te beginnen </text:span></text:span><text:span text:style-name="Strong_20_Emphasis"><text:span text:style-name="T184">klik op </text:span></text:span><text:span text:style-name="Strong_20_Emphasis"><text:span text:style-name="T225">Vol</text:span></text:span><text:span text:style-name="Strong_20_Emphasis"><text:span text:style-name="T227">tooid</text:span></text:span><text:span text:style-name="Strong_20_Emphasis"><text:span text:style-name="T184">.</text:span></text:span></text:p>
          </table:table-cell>
        </table:table-row>
        <table:table-row table:style-name="TableLine9488901656777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89016568032">
          <table:table-cell table:style-name="_33_._5f_Installatie_5f_afronden.A1" office:value-type="string">
            <text:p text:style-name="P32"><text:span text:style-name="Strong_20_Emphasis"><text:span text:style-name="T105"><text:s/></text:span></text:span><text:span text:style-name="Strong_20_Emphasis"><text:span text:style-name="T156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5">gebruikers</text:span></text:span><text:span text:style-name="Strong_20_Emphasis"><text:span text:style-name="T187"> </text:span></text:span><text:span text:style-name="Strong_20_Emphasis"><text:span text:style-name="T186">toe </text:span></text:span><text:span text:style-name="Strong_20_Emphasis"><text:span text:style-name="T107">via </text:span></text:span><text:span text:style-name="Strong_20_Emphasis"><text:span text:style-name="T117">een </text:span></text:span><text:span text:style-name="Strong_20_Emphasis"><text:span text:style-name="T123">druk op de </text:span></text:span><text:span text:style-name="Strong_20_Emphasis"><text:span text:style-name="T120">Super</text:span></text:span><text:span text:style-name="Strong_20_Emphasis"><text:span text:style-name="T123">-toets</text:span></text:span><text:span text:style-name="Strong_20_Emphasis"><text:span text:style-name="T123"><text:note text:id="ftn7" text:note-class="footnote"><text:note-citation>1</text:note-citation><text:note-body><text:p text:style-name="P89"><text:span text:style-name="T264">De </text:span><text:span text:style-name="T265">Super</text:span><text:span text:style-name="T264">-toets is de Windows</text:span><text:span text:style-name="T266">-</text:span><text:span text:style-name="T267">toets</text:span><text:span text:style-name="T264">, </text:span><text:span text:style-name="T266">C</text:span><text:span text:style-name="T264">ommand-</text:span><text:span text:style-name="T267">toets</text:span><text:span text:style-name="T264">, of </text:span><text:span text:style-name="T266">V</text:span><text:span text:style-name="T264">ergrootglas-toets.</text:span>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4">geb</text:span></text:span><text:span text:style-name="Strong_20_Emphasis"><text:span text:style-name="T195">r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</text:span></text:span><text:span text:style-name="Strong_20_Emphasis"><text:span text:style-name="T132">bij </text:span></text:span><text:span text:style-name="Strong_20_Emphasis"><text:span text:style-name="T209">Instellingen </text:span></text:span><text:span text:style-name="Strong_20_Emphasis"><text:span text:style-name="T133">rechts o</text:span></text:span><text:span text:style-name="Strong_20_Emphasis"><text:span text:style-name="T107">p </text:span></text:span><text:span text:style-name="Strong_20_Emphasis"><text:span text:style-name="T210">Gebruikers</text:span></text:span><text:span text:style-name="Strong_20_Emphasis"><text:span text:style-name="T134">.</text:span></text:span></text:p>
          </table:table-cell>
        </table:table-row>
        <table:table-row table:style-name="TableLine9488901656828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4">Klik links</text:span></text:span><text:span text:style-name="Strong_20_Emphasis"><text:span text:style-name="T188"> </text:span></text:span><text:span text:style-name="Strong_20_Emphasis"><text:span text:style-name="T135">op </text:span></text:span><text:span text:style-name="Strong_20_Emphasis"><text:span text:style-name="T196">Ontgrendelen</text:span></text:span><text:span text:style-name="Strong_20_Emphasis"><text:span text:style-name="T135"> </text:span></text:span><text:span text:style-name="Strong_20_Emphasis"><text:span text:style-name="T136">en daarna op </text:span></text:span><text:span text:style-name="Strong_20_Emphasis"><text:span text:style-name="T233">Gebruik</text:span></text:span><text:span text:style-name="Strong_20_Emphasis"><text:span text:style-name="T234">er</text:span></text:span><text:span text:style-name="Strong_20_Emphasis"><text:span text:style-name="T233"> toevoegen</text:span></text:span><text:span text:style-name="Strong_20_Emphasis"><text:span text:style-name="T136">.</text:span></text:span></text:p>
          </table:table-cell>
        </table:table-row>
        <table:table-row table:style-name="TableLine9488901656854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8">Sluit </text:span></text:span><text:span text:style-name="Strong_20_Emphasis"><text:span text:style-name="T233">Gebruiker toevoegen</text:span></text:span><text:span text:style-name="Strong_20_Emphasis"><text:span text:style-name="T136">.</text:span></text:span></text:p>
          </table:table-cell>
        </table:table-row>
        <table:table-row table:style-name="TableLine9488901656880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89016569056">
          <table:table-cell table:style-name="_33_._5f_Installatie_5f_afronden.A1" office:value-type="string">
            <text:p text:style-name="P39"><text:span text:style-name="Strong_20_Emphasis"><text:span text:style-name="T105"><text:s/></text:span></text:span><text:span text:style-name="Strong_20_Emphasis"><text:span text:style-name="T156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7">een </text:span></text:span><text:span text:style-name="Strong_20_Emphasis"><text:span text:style-name="T137">druk</text:span></text:span><text:span text:style-name="Strong_20_Emphasis"><text:span text:style-name="T117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197">stu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</text:span></text:span><text:span text:style-name="Strong_20_Emphasis"><text:span text:style-name="T139"> </text:span></text:span><text:span text:style-name="Strong_20_Emphasis"><text:span text:style-name="T198">Ex</text:span></text:span><text:span text:style-name="Strong_20_Emphasis"><text:span text:style-name="T199">tra stuurprogramma's</text:span></text:span><text:span text:style-name="Strong_20_Emphasis"><text:span text:style-name="T117">.</text:span></text:span></text:p>
          </table:table-cell>
        </table:table-row>
        <table:table-row table:style-name="TableLine94889016569312">
          <table:table-cell table:style-name="_33_._5f_Installatie_5f_afronden.A1" office:value-type="string">
            <text:p text:style-name="P41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22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889016569568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889016569824">
          <table:table-cell table:style-name="_33_._5f_Installatie_5f_afronden.A1" office:value-type="string">
            <text:p text:style-name="P32"><text:span text:style-name="Strong_20_Emphasis"><text:span text:style-name="T105"><text:s/></text:span></text:span><text:span text:style-name="Strong_20_Emphasis"><text:span text:style-name="T156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7">een </text:span></text:span><text:span text:style-name="Strong_20_Emphasis"><text:span text:style-name="T137">druk</text:span></text:span><text:span text:style-name="Strong_20_Emphasis"><text:span text:style-name="T117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0">upd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35">Updatebeheer</text:span></text:span><text:span text:style-name="Strong_20_Emphasis"><text:span text:style-name="T138">.</text:span></text:span></text:p>
          </table:table-cell>
        </table:table-row>
        <table:table-row table:style-name="TableLine94889016570080">
          <table:table-cell table:style-name="_33_._5f_Installatie_5f_afronden.A1" office:value-type="string">
            <text:p text:style-name="P32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30"><text:span text:style-name="T296">Als</text:span><text:span text:style-name="T297"> </text:span><text:span text:style-name="T298">er </text:span><text:span text:style-name="T297">updates beschikbaar zijn, k</text:span><text:span text:style-name="T299">lik op </text:span><text:span text:style-name="Strong_20_Emphasis"><text:span text:style-name="T299">Nu installeren</text:span></text:span><text:span text:style-name="T299">.</text:span></text:p>
          </table:table-cell>
        </table:table-row>
        <table:table-row table:style-name="TableLine94889016570336">
          <table:table-cell table:style-name="_33_._5f_Installatie_5f_afronden.A1" office:value-type="string">
            <text:p text:style-name="P32"><text:span text:style-name="Strong_20_Emphasis"><text:span text:style-name="T156"/></text:span></text:p>
          </table:table-cell>
          <table:table-cell table:style-name="_33_._5f_Installatie_5f_afronden.A1" office:value-type="string">
            <text:p text:style-name="P30"><text:span text:style-name="T300">A</text:span><text:span text:style-name="T386">ls </text:span><text:span text:style-name="Strong_20_Emphasis"><text:span text:style-name="T301">Updatebeheer </text:span></text:span><text:span text:style-name="T386">hierom vraagt, </text:span><text:span text:style-name="T389">h</text:span><text:span text:style-name="T386">erstart </text:span><text:span text:style-name="T390">de</text:span><text:span text:style-name="T386"> computer </text:span><text:span text:style-name="T391">en daarna weer aanmelden als </text:span><text:span text:style-name="Definition"><text:span text:style-name="T383">gebruiker</text:span></text:span><text:span text:style-name="T386">.</text:span></text:p>
          </table:table-cell>
        </table:table-row>
        <table:table-row table:style-name="TableLine9488901657059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89016570848">
          <table:table-cell table:style-name="_33_._5f_Installatie_5f_afronden.A1" office:value-type="string">
            <text:p text:style-name="P31"><text:span text:style-name="Strong_20_Emphasis"><text:span text:style-name="T105"><text:s/></text:span></text:span><text:span text:style-name="Strong_20_Emphasis"><text:span text:style-name="T156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5">Installeer </text:span></text:span><text:span text:style-name="Strong_20_Emphasis"><text:span text:style-name="T106">pakket kz</text:span></text:span><text:span text:style-name="Strong_20_Emphasis"><text:span text:style-name="T105"> </text:span></text:span><text:span text:style-name="Strong_20_Emphasis"><text:span text:style-name="T107">via </text:span></text:span><text:span text:style-name="Strong_20_Emphasis"><text:span text:style-name="T109">het </text:span></text:span><text:span text:style-name="Strong_20_Emphasis"><text:span text:style-name="T110">s</text:span></text:span><text:span text:style-name="Strong_20_Emphasis"><text:span text:style-name="T107">tart</text:span></text:span><text:span text:style-name="Strong_20_Emphasis"><text:span text:style-name="T109">en van</text:span></text:span><text:span text:style-name="Strong_20_Emphasis"><text:span text:style-name="T111"> </text:span></text:span><text:span text:style-name="Strong_20_Emphasis"><text:span text:style-name="T191">Terminalvenster</text:span></text:span><text:span text:style-name="Strong_20_Emphasis"><text:span text:style-name="T107"> met toetscombinatie <text:line-break/></text:span></text:span><text:span text:style-name="Strong_20_Emphasis"><text:span text:style-name="T108">Ctrl</text:span></text:span><text:span text:style-name="Strong_20_Emphasis"><text:span text:style-name="T107"> </text:span></text:span><text:span text:style-name="Strong_20_Emphasis"><text:span text:style-name="T108">Alt</text:span></text:span><text:span text:style-name="Strong_20_Emphasis"><text:span text:style-name="T107"> </text:span></text:span><text:span text:style-name="Strong_20_Emphasis"><text:span text:style-name="T108">T</text:span></text:span><text:span text:style-name="Strong_20_Emphasis"><text:span text:style-name="T109">. </text:span></text:span></text:p>
          </table:table-cell>
        </table:table-row>
        <table:table-row table:style-name="TableLine94889016571104">
          <table:table-cell table:style-name="_33_._5f_Installatie_5f_afronden.A1" office:value-type="string">
            <text:p text:style-name="P36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38"><text:span text:style-name="T392">Typ</text:span><text:span text:style-name="Strong_20_Emphasis"><text:span text:style-name="T112">, of </text:span></text:span><text:span text:style-name="Strong_20_Emphasis"><text:span text:style-name="T109">kopieer en plak, de</text:span></text:span><text:span text:style-name="Strong_20_Emphasis"><text:span text:style-name="T140">z</text:span></text:span><text:span text:style-name="Strong_20_Emphasis"><text:span text:style-name="T109">e </text:span></text:span><text:span text:style-name="Strong_20_Emphasis"><text:span text:style-name="T114">twee </text:span></text:span><text:span text:style-name="Strong_20_Emphasis"><text:span text:style-name="T109">opdrachten, ieder gevolgd door de </text:span></text:span><text:span text:style-name="Strong_20_Emphasis"><text:span text:style-name="T108">Enter</text:span></text:span><text:span text:style-name="Strong_20_Emphasis"><text:span text:style-name="T107">-toets:<text:line-break/></text:span></text:span><text:span text:style-name="User_20_Entry"><text:span text:style-name="T240">wget karelzimmer.nl/</text:span></text:span><text:span text:style-name="User_20_Entry"><text:span text:style-name="T241">kz</text:span></text:span><text:span text:style-name="User_20_Entry"><text:span text:style-name="T240"><text:line-break/>bash </text:span></text:span><text:span text:style-name="User_20_Entry"><text:span text:style-name="T241">kz</text:span></text:span></text:p>
          </table:table-cell>
        </table:table-row>
        <table:table-row table:style-name="TableLine94889016571360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6">V</text:span><text:span text:style-name="Strong_20_Emphasis"><text:span text:style-name="T115">olg </text:span></text:span><text:span text:style-name="Strong_20_Emphasis"><text:span text:style-name="T116">de aanwijzingen op het scherm.</text:span></text:span></text:p>
          </table:table-cell>
        </table:table-row>
        <table:table-row table:style-name="TableLine9488901657161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889016571872">
          <table:table-cell table:style-name="_33_._5f_Installatie_5f_afronden.A1" office:value-type="string">
            <text:p text:style-name="P32"><text:span text:style-name="Strong_20_Emphasis"><text:span text:style-name="T105"><text:s/></text:span></text:span><text:span text:style-name="Strong_20_Emphasis"><text:span text:style-name="T156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1">Rond de</text:span></text:span><text:span text:style-name="Strong_20_Emphasis"><text:span text:style-name="T142"> installatie </text:span></text:span><text:span text:style-name="Strong_20_Emphasis"><text:span text:style-name="T141">af </text:span></text:span><text:span text:style-name="Strong_20_Emphasis"><text:span text:style-name="T107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1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23">.</text:span></text:span></text:p>
          </table:table-cell>
        </table:table-row>
        <table:table-row table:style-name="TableLine94889016572128">
          <table:table-cell table:style-name="_33_._5f_Installatie_5f_afronden.A1" office:value-type="string">
            <text:p text:style-name="P32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5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6">3</text:span></text:span><text:span text:style-name="Strong_20_Emphasis"><text:span text:style-name="T189"> </text:span></text:span><text:span text:style-name="Strong_20_Emphasis"><text:span text:style-name="T237">Installatie</text:span></text:span><text:span text:style-name="Strong_20_Emphasis"><text:span text:style-name="T238"> </text:span></text:span><text:span text:style-name="Strong_20_Emphasis"><text:span text:style-name="T239">afronden</text:span></text:span><text:span text:style-name="Strong_20_Emphasis"><text:span text:style-name="T145"> </text:span></text:span><text:span text:style-name="Strong_20_Emphasis"><text:span text:style-name="T129">en </text:span></text:span><text:span text:style-name="Strong_20_Emphasis"><text:span text:style-name="T146">v</text:span></text:span><text:span text:style-name="Strong_20_Emphasis"><text:span text:style-name="T116">olg de aanwijzingen op het scherm</text:span></text:span><text:span text:style-name="Strong_20_Emphasis"><text:span text:style-name="T190"><text:note text:id="ftn8" text:note-class="footnote"><text:note-citation>2</text:note-citation><text:note-body><text:p text:style-name="P88"><text:span text:style-name="T395">De installatie </text:span>kan nagelopen worden <text:span text:style-name="T371">met </text:span>bestand <text:span text:style-name="T303">A</text:span><text:span text:style-name="T396">ppli</text:span><text:span text:style-name="T397">j</text:span><text:span text:style-name="T396">st</text:span> in <text:span text:style-name="T371">map</text:span><text:span text:style-name="T369"> </text:span><text:span text:style-name="T370">kz</text:span><text:span text:style-name="T371"> </text:span><text:span text:style-name="T372">in </text:span><text:span text:style-name="T369">Documenten</text:span>.</text:p></text:note-body></text:note></text:span></text:span><text:span text:style-name="Strong_20_Emphasis"><text:span text:style-name="T116">.</text:span></text:span></text:p>
          </table:table-cell>
        </table:table-row>
      </table:table>
      <text:p text:style-name="P27"><text:span text:style-name="Strong_20_Emphasis"><text:span text:style-name="T91"><text:tab/></text:span></text:span></text:p>
      <text:p text:style-name="P28"><text:span text:style-name="Strong_20_Emphasis"><text:span text:style-name="T129"/></text:span></text:p>
      <text:p text:style-name="P29"><text:span text:style-name="Strong_20_Emphasis"><text:span text:style-name="T116"/></text:span></text:p>
      <text:list xml:id="list204459809618647" text:continue-numbering="true" text:style-name="L1">
        <text:list-item>
          <text:p text:style-name="P95"><text:span text:style-name="Strong_20_Emphasis"><text:span text:style-name="T375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89016515504">
          <table:table-cell table:style-name="Tabel2.A1" office:value-type="string">
            <text:p text:style-name="P42"><text:span text:style-name="Strong_20_Emphasis"><text:span text:style-name="T105"><text:s/></text:span></text:span><text:span text:style-name="Strong_20_Emphasis"><text:span text:style-name="T156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80">gebruiker</text:span></text:span><text:span text:style-name="Strong_20_Emphasis"><text:span text:style-name="T147"><text:note text:id="ftn9" text:note-class="footnote"><text:note-citation>1</text:note-citation><text:note-body><text:p text:style-name="P87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889016546960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889016544400">
          <table:table-cell table:style-name="Tabel2.A1" office:value-type="string">
            <text:p text:style-name="P55"><text:span text:style-name="Strong_20_Emphasis"><text:span text:style-name="T105"><text:s/></text:span></text:span><text:span text:style-name="Strong_20_Emphasis"><text:span text:style-name="T156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8">R</text:span></text:span><text:span text:style-name="Strong_20_Emphasis"><text:span text:style-name="T149">icht </text:span></text:span><text:span text:style-name="Strong_20_Emphasis"><text:span text:style-name="T150">de </text:span></text:span><text:span text:style-name="Strong_20_Emphasis"><text:span text:style-name="T151">gebruiker</text:span></text:span><text:span text:style-name="Strong_20_Emphasis"><text:span text:style-name="T149"> </text:span></text:span><text:span text:style-name="Strong_20_Emphasis"><text:span text:style-name="T152">in </text:span></text:span><text:span text:style-name="Strong_20_Emphasis"><text:span text:style-name="T107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8"> de </text:span></text:span><text:span text:style-name="Strong_20_Emphasis"><text:span text:style-name="T120">Super</text:span></text:span><text:span text:style-name="Strong_20_Emphasis"><text:span text:style-name="T138">-toets</text:span></text:span><text:span text:style-name="Strong_20_Emphasis"><text:span text:style-name="T55"><text:note text:id="ftn10" text:note-class="footnote"><text:note-citation>2</text:note-citation><text:note-body><text:p text:style-name="P84"><text:span text:style-name="T249">D</text:span>e <text:span text:style-name="T363">Super</text:span>-toets <text:span text:style-name="T249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7">, </text:span></text:span><text:span text:style-name="Strong_20_Emphasis"><text:span text:style-name="T130">t</text:span></text:span><text:span text:style-name="Strong_20_Emphasis"><text:span text:style-name="T122">yp </text:span></text:span><text:span text:style-name="Strong_20_Emphasis"><text:span text:style-name="T201">men</text:span></text:span><text:span text:style-name="Strong_20_Emphasis"><text:span text:style-name="T193">u</text:span></text:span><text:span text:style-name="Strong_20_Emphasis"><text:span text:style-name="T123"> </text:span></text:span><text:span text:style-name="Strong_20_Emphasis"><text:span text:style-name="T131">e</text:span></text:span><text:span text:style-name="Strong_20_Emphasis"><text:span text:style-name="T107">n </text:span></text:span><text:span text:style-name="Strong_20_Emphasis"><text:span text:style-name="T125">k</text:span></text:span><text:span text:style-name="Strong_20_Emphasis"><text:span text:style-name="T107">lik op het pictogram van </text:span></text:span><text:span text:style-name="Strong_20_Emphasis"><text:span text:style-name="T228">Installatiem</text:span></text:span><text:span text:style-name="Strong_20_Emphasis"><text:span text:style-name="T229">enu</text:span></text:span><text:span text:style-name="Strong_20_Emphasis"><text:span text:style-name="T123">.</text:span></text:span></text:p>
          </table:table-cell>
        </table:table-row>
        <table:table-row table:style-name="TableLine9488901653928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5">K</text:span></text:span><text:span text:style-name="Strong_20_Emphasis"><text:span text:style-name="T127">ie</text:span></text:span><text:span text:style-name="Strong_20_Emphasis"><text:span text:style-name="T128">s </text:span></text:span><text:span text:style-name="Strong_20_Emphasis"><text:span text:style-name="T236">4 </text:span></text:span><text:span text:style-name="Strong_20_Emphasis"><text:span text:style-name="T202">Gebruiker inrichten</text:span></text:span><text:span text:style-name="Strong_20_Emphasis"><text:span text:style-name="T145"> </text:span></text:span><text:span text:style-name="Strong_20_Emphasis"><text:span text:style-name="T129">en </text:span></text:span><text:span text:style-name="Strong_20_Emphasis"><text:span text:style-name="T146">v</text:span></text:span><text:span text:style-name="Strong_20_Emphasis"><text:span text:style-name="T116">olg de aanwijzingen op het scherm</text:span></text:span><text:span text:style-name="Strong_20_Emphasis"><text:span text:style-name="T190"><text:note text:id="ftn11" text:note-class="footnote"><text:note-citation>3</text:note-citation><text:note-body><text:p text:style-name="P88">Het inrichten kan nagelopen worden <text:span text:style-name="T371">met </text:span>bestanden in <text:span text:style-name="T371">map</text:span><text:span text:style-name="T369"> </text:span><text:span text:style-name="T370">kz </text:span><text:span text:style-name="T372">in </text:span><text:span text:style-name="T369">Documenten</text:span>.</text:p></text:note-body></text:note></text:span></text:span><text:span text:style-name="Strong_20_Emphasis"><text:span text:style-name="T190">.</text:span></text:span></text:p>
          </table:table-cell>
        </table:table-row>
        <table:table-row table:style-name="TableLine9488901643168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889016608064">
          <table:table-cell table:style-name="Tabel2.A1" office:value-type="string">
            <text:p text:style-name="P81"><text:span text:style-name="Strong_20_Emphasis"><text:span text:style-name="T104"><text:s/></text:span></text:span><text:span text:style-name="Strong_20_Emphasis"><text:span text:style-name="T155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3"/></text:span></text:p>
      <text:p text:style-name="P79"/>
      <text:p text:style-name="P80"><text:span text:style-name="T259">E</text:span><text:span text:style-name="T260">inde c</text:span><text:span text:style-name="T261">hecklist, </text:span><text:span text:style-name="T262">d</text:span><text:span text:style-name="T261">e installatie van </text:span><text:span text:style-name="T261"><text:reference-ref text:reference-format="text" text:ref-name="Distributie">Ubuntu</text:reference-ref></text:span><text:span text:style-name="T261"><text:s/></text:span><text:span text:style-name="T263"><text:reference-ref text:reference-format="text" text:ref-name="Versie">22.04</text:reference-ref></text:span><text:span text:style-name="T48"><text:s/></text:span><text:span text:style-name="T261"><text:reference-ref text:reference-format="text" text:ref-name="Editie">desktop</text:reference-ref></text:span><text:span text:style-name="T261"><text:s/>is voltooid.</text:span></text:p>
      <text:p text:style-name="P62"/>
      <text:p text:style-name="P5"><text:span text:style-name="T165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86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1T20:44:57.967773629">01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4:57.875770574</dc:date>
    <meta:keyword>Installatie</meta:keyword>
    <meta:keyword>Checklist</meta:keyword>
    <meta:keyword>Linux</meta:keyword>
    <meta:editing-cycles>6351</meta:editing-cycles>
    <meta:editing-duration>P11DT2H51M21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1" meta:character-count="5685" meta:non-whitespace-character-count="4885"/>
    <meta:user-defined meta:name="Info 1"/>
    <meta:user-defined meta:name="Info 2"/>
    <meta:user-defined meta:name="Info 3"/>
    <meta:user-defined meta:name="Info 4"/>
  </office:meta>
</office:document-meta>
</file>